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List_20_Contents">
      <style:paragraph-properties fo:margin-top="0cm" fo:margin-bottom="0.499cm" style:contextual-spacing="false"/>
    </style:style>
    <style:style style:name="P16" style:family="paragraph" style:parent-style-name="Preformatted_20_Text">
      <style:paragraph-properties fo:margin-top="0cm" fo:margin-bottom="0.499cm" style:contextual-spacing="false"/>
    </style:style>
    <style:style style:name="P17" style:family="paragraph" style:parent-style-name="Preformatted_20_Text">
      <style:paragraph-properties fo:margin-top="0cm" fo:margin-bottom="0cm" style:contextual-spacing="false" fo:text-align="start" style:justify-single-word="false" fo:padding="0.079cm" fo:border="0.06pt inset #000000" style:writing-mode="lr-tb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ow can I find out which version of glibc I am using in the moment?</text:p>
      <text:p text:style-name="P17"/>
      <text:p text:style-name="P17">{UD} If you want to find out about the version from the command line simply</text:p>
      <text:p text:style-name="P17">run the libc binary. <text:s/>This is probably not possible on all platforms but</text:p>
      <text:p text:style-name="P17">where it is simply locate the libc DSO and start it as an application. <text:s/>On</text:p>
      <text:p text:style-name="P17">Linux like</text:p>
      <text:p text:style-name="P17"/>
      <text:p text:style-name="P17"><text:s text:c="8"/>/lib/libc.so.6</text:p>
      <text:p text:style-name="P17"/>
      <text:p text:style-name="P17">This will produce all the information you need.</text:p>
      <text:p text:style-name="P17"/>
      <text:p text:style-name="P17">What always will work is to use the API glibc provides. <text:s/>Compile and run the</text:p>
      <text:p text:style-name="P17">following little program to get the version information:</text:p>
      <text:p text:style-name="P17"/>
      <text:p text:style-name="P17">~~~~~~~~~~~~~~~~~~~~~~~~~~~~~~~~~~~~~~~~~~~~~~~~~~~~~~~~~~~~~~~~~~~~~~~</text:p>
      <text:p text:style-name="P17">#include &lt;stdio.h&gt;</text:p>
      <text:p text:style-name="P17">#include &lt;gnu/libc-version.h&gt;</text:p>
      <text:p text:style-name="P17">int main (void) { puts (gnu_get_libc_version ()); return 0; }</text:p>
      <text:p text:style-name="P17">~~~~~~~~~~~~~~~~~~~~~~~~~~~~~~~~~~~~~~~~~~~~~~~~~~~~~~~~~~~~~~~~~~~~~~~</text:p>
      <text:p text:style-name="P17"/>
      <text:p text:style-name="P17">This interface can also obviously be used to perform tests at runtime if</text:p>
      <text:p text:style-name="P17">this should be necessary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1:19:14.995298543</meta:creation-date>
    <meta:print-date>2015-10-04T12:59:42.754575540</meta:print-date>
    <dc:date>2015-10-04T13:03:40.513731111</dc:date>
    <meta:editing-duration>PT1H29M15S</meta:editing-duration>
    <meta:editing-cycles>1</meta:editing-cycles>
    <meta:document-statistic meta:table-count="0" meta:image-count="0" meta:object-count="0" meta:page-count="1" meta:paragraph-count="16" meta:word-count="125" meta:character-count="846" meta:non-whitespace-character-count="726"/>
    <meta:generator>LibreOffice/4.2.8.2$Linux_X86_64 LibreOffice_project/420m0$Build-2</meta:generator>
  </office:meta>
</office:document-meta>
</file>